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text-properties officeooo:rsid="00137ce8" officeooo:paragraph-rsid="00132269"/>
    </style:style>
    <style:style style:name="P16" style:family="paragraph" style:parent-style-name="Text_20_body" style:list-style-name="L1">
      <style:text-properties officeooo:paragraph-rsid="001251c5"/>
    </style:style>
    <style:style style:name="P17" style:family="paragraph" style:parent-style-name="Text_20_body" style:list-style-name="L1">
      <style:text-properties officeooo:rsid="00117d85" officeooo:paragraph-rsid="00117d85"/>
    </style:style>
    <style:style style:name="P18" style:family="paragraph" style:parent-style-name="Text_20_body" style:list-style-name="L1">
      <style:text-properties officeooo:rsid="001251c5" officeooo:paragraph-rsid="001251c5"/>
    </style:style>
    <style:style style:name="P19" style:family="paragraph" style:parent-style-name="Text_20_body">
      <style:text-properties officeooo:rsid="0018bbc7" officeooo:paragraph-rsid="0018bbc7"/>
    </style:style>
    <style:style style:name="P20" style:family="paragraph" style:parent-style-name="Text_20_body">
      <style:text-properties officeooo:rsid="001cd73a" officeooo:paragraph-rsid="001cd73a"/>
    </style:style>
    <style:style style:name="P21" style:family="paragraph" style:parent-style-name="Text_20_body">
      <style:text-properties officeooo:rsid="001e3628" officeooo:paragraph-rsid="001e3628"/>
    </style:style>
    <style:style style:name="P22" style:family="paragraph" style:parent-style-name="Text_20_body">
      <style:text-properties officeooo:rsid="0020b497" officeooo:paragraph-rsid="0020b497"/>
    </style:style>
    <style:style style:name="P23" style:family="paragraph" style:parent-style-name="Text_20_body">
      <style:text-properties officeooo:rsid="00220dce" officeooo:paragraph-rsid="00220dce"/>
    </style:style>
    <style:style style:name="P24" style:family="paragraph" style:parent-style-name="Text_20_body">
      <style:text-properties officeooo:rsid="00220dce" officeooo:paragraph-rsid="00230270"/>
    </style:style>
    <style:style style:name="P25" style:family="paragraph" style:parent-style-name="Text_20_body">
      <style:text-properties officeooo:rsid="0022aa0a" officeooo:paragraph-rsid="0022aa0a"/>
    </style:style>
    <style:style style:name="P26" style:family="paragraph" style:parent-style-name="Text_20_body">
      <style:text-properties officeooo:rsid="00230270" officeooo:paragraph-rsid="00230270"/>
    </style:style>
    <style:style style:name="P27" style:family="paragraph" style:parent-style-name="Text_20_body">
      <style:text-properties officeooo:rsid="0023eb92" officeooo:paragraph-rsid="0023eb92"/>
    </style:style>
    <style:style style:name="P28" style:family="paragraph" style:parent-style-name="Text_20_body">
      <style:text-properties officeooo:rsid="00267301" officeooo:paragraph-rsid="00267301"/>
    </style:style>
    <style:style style:name="P29" style:family="paragraph" style:parent-style-name="Text_20_body">
      <style:text-properties officeooo:rsid="0027f365" officeooo:paragraph-rsid="0027f365"/>
    </style:style>
    <style:style style:name="P30" style:family="paragraph" style:parent-style-name="Text_20_body">
      <style:text-properties officeooo:rsid="0029c60f" officeooo:paragraph-rsid="0029c60f"/>
    </style:style>
    <style:style style:name="P31" style:family="paragraph" style:parent-style-name="Text_20_body">
      <style:text-properties officeooo:rsid="0029c60f" officeooo:paragraph-rsid="002c16a6"/>
    </style:style>
    <style:style style:name="P32" style:family="paragraph" style:parent-style-name="Text_20_body">
      <style:text-properties officeooo:rsid="0029c60f" officeooo:paragraph-rsid="002dd7ab"/>
    </style:style>
    <style:style style:name="P33" style:family="paragraph" style:parent-style-name="Text_20_body">
      <style:text-properties officeooo:rsid="002dd7ab" officeooo:paragraph-rsid="002dd7ab"/>
    </style:style>
    <style:style style:name="P34" style:family="paragraph" style:parent-style-name="Text_20_body">
      <style:text-properties officeooo:rsid="002de548" officeooo:paragraph-rsid="002de548"/>
    </style:style>
    <style:style style:name="P35" style:family="paragraph" style:parent-style-name="Text_20_body">
      <style:text-properties officeooo:rsid="0032f881" officeooo:paragraph-rsid="0032f881"/>
    </style:style>
    <style:style style:name="P36" style:family="paragraph" style:parent-style-name="Text_20_body">
      <style:paragraph-properties fo:break-before="page"/>
      <style:text-properties officeooo:rsid="00220dce" officeooo:paragraph-rsid="00220dc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117d85" officeooo:paragraph-rsid="00117d85"/>
    </style:style>
    <style:style style:name="P39" style:family="paragraph" style:parent-style-name="Heading_20_2">
      <style:text-properties officeooo:paragraph-rsid="00176522"/>
    </style:style>
    <style:style style:name="P40" style:family="paragraph" style:parent-style-name="Heading_20_2">
      <style:text-properties officeooo:rsid="00176522" officeooo:paragraph-rsid="00176522"/>
    </style:style>
    <style:style style:name="P41" style:family="paragraph" style:parent-style-name="Heading_20_3">
      <style:text-properties officeooo:paragraph-rsid="00190c95"/>
    </style:style>
    <style:style style:name="P42" style:family="paragraph" style:parent-style-name="Heading_20_3">
      <style:text-properties officeooo:rsid="000fd6d1" officeooo:paragraph-rsid="000fd6d1"/>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c16a6"/>
    </style:style>
    <style:style style:name="T16" style:family="text">
      <style:text-properties officeooo:rsid="002dd7ab"/>
    </style:style>
    <style:style style:name="T17" style:family="text">
      <style:text-properties officeooo:rsid="002f9a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3"><text:a xlink:type="simple" xlink:href="#__RefHeading__290_1100830785" text:style-name="Index_20_Link" text:visited-style-name="Index_20_Link">1. Einleitung<text:tab/>3</text:a></text:p>
          <text:p text:style-name="P13"><text:a xlink:type="simple" xlink:href="#__RefHeading__292_1100830785" text:style-name="Index_20_Link" text:visited-style-name="Index_20_Link">2. Theorieteil<text:tab/>4</text:a></text:p>
          <text:p text:style-name="P12"><text:a xlink:type="simple" xlink:href="#__RefHeading__294_1100830785" text:style-name="Index_20_Link" text:visited-style-name="Index_20_Link">2.1. Definitionen<text:tab/>4</text:a></text:p>
          <text:p text:style-name="P11"><text:a xlink:type="simple" xlink:href="#__RefHeading__420_1100830785" text:style-name="Index_20_Link" text:visited-style-name="Index_20_Link">E-Sports<text:tab/>4</text:a></text:p>
          <text:p text:style-name="P11"><text:a xlink:type="simple" xlink:href="#__RefHeading__296_1100830785" text:style-name="Index_20_Link" text:visited-style-name="Index_20_Link">Rennspiel<text:tab/>4</text:a></text:p>
          <text:p text:style-name="P11"><text:a xlink:type="simple" xlink:href="#__RefHeading__422_1100830785" text:style-name="Index_20_Link" text:visited-style-name="Index_20_Link">Trackmania Nations<text:tab/>4</text:a></text:p>
          <text:p text:style-name="P11"><text:a xlink:type="simple" xlink:href="#__RefHeading__406_1100830785" text:style-name="Index_20_Link" text:visited-style-name="Index_20_Link">Ausgleichssport<text:tab/>4</text:a></text:p>
          <text:p text:style-name="P14"><text:a xlink:type="simple" xlink:href="#__RefHeading__408_1100830785" text:style-name="Index_20_Link" text:visited-style-name="Index_20_Link">Konzetrationsübungen<text:tab/>4</text:a></text:p>
          <text:p text:style-name="P14"><text:a xlink:type="simple" xlink:href="#__RefHeading__410_1100830785" text:style-name="Index_20_Link" text:visited-style-name="Index_20_Link">Reaktionsübungen<text:tab/>4</text:a></text:p>
          <text:p text:style-name="P14"><text:a xlink:type="simple" xlink:href="#__RefHeading__412_1100830785" text:style-name="Index_20_Link" text:visited-style-name="Index_20_Link">Kräftigungsübungen<text:tab/>4</text:a></text:p>
          <text:p text:style-name="P14"><text:a xlink:type="simple" xlink:href="#__RefHeading__424_1100830785" text:style-name="Index_20_Link" text:visited-style-name="Index_20_Link">Kognitive Übungen<text:tab/>4</text:a></text:p>
          <text:p text:style-name="P11"><text:a xlink:type="simple" xlink:href="#__RefHeading__426_1100830785" text:style-name="Index_20_Link" text:visited-style-name="Index_20_Link">relevante Lehrgangsinhalte<text:tab/>4</text:a></text:p>
          <text:p text:style-name="P13"><text:a xlink:type="simple" xlink:href="#__RefHeading__414_1100830785" text:style-name="Index_20_Link" text:visited-style-name="Index_20_Link">3. Hauptteil<text:tab/>5</text:a></text:p>
          <text:p text:style-name="P12"><text:a xlink:type="simple" xlink:href="#__RefHeading__416_1100830785" text:style-name="Index_20_Link" text:visited-style-name="Index_20_Link">Planung<text:tab/>5</text:a></text:p>
          <text:p text:style-name="P12"><text:a xlink:type="simple" xlink:href="#__RefHeading__418_1100830785" text:style-name="Index_20_Link" text:visited-style-name="Index_20_Link">Vorbereitung<text:tab/>5</text:a></text:p>
          <text:p text:style-name="P12"><text:a xlink:type="simple" xlink:href="#__RefHeading__428_1100830785" text:style-name="Index_20_Link" text:visited-style-name="Index_20_Link">Start<text:tab/>5</text:a></text:p>
          <text:p text:style-name="P12"><text:a xlink:type="simple" xlink:href="#__RefHeading__430_1100830785" text:style-name="Index_20_Link" text:visited-style-name="Index_20_Link">Durchfühurng<text:tab/>5</text:a></text:p>
          <text:p text:style-name="P11"><text:a xlink:type="simple" xlink:href="#__RefHeading__432_1100830785" text:style-name="Index_20_Link" text:visited-style-name="Index_20_Link">23.5.2017<text:tab/>5</text:a></text:p>
          <text:p text:style-name="P11"><text:a xlink:type="simple" xlink:href="#__RefHeading__434_1100830785" text:style-name="Index_20_Link" text:visited-style-name="Index_20_Link">30.5.2017<text:tab/>5</text:a></text:p>
          <text:p text:style-name="P11"><text:a xlink:type="simple" xlink:href="#__RefHeading__436_1100830785" text:style-name="Index_20_Link" text:visited-style-name="Index_20_Link">13.6.2017<text:tab/>5</text:a></text:p>
          <text:p text:style-name="P11"><text:a xlink:type="simple" xlink:href="#__RefHeading__438_1100830785" text:style-name="Index_20_Link" text:visited-style-name="Index_20_Link">20.6.2017<text:tab/>5</text:a></text:p>
          <text:p text:style-name="P12"><text:a xlink:type="simple" xlink:href="#__RefHeading__440_1100830785" text:style-name="Index_20_Link" text:visited-style-name="Index_20_Link">Abschluss<text:tab/>5</text:a></text:p>
          <text:p text:style-name="P13"><text:a xlink:type="simple" xlink:href="#__RefHeading__442_1100830785" text:style-name="Index_20_Link" text:visited-style-name="Index_20_Link">4. Resümee<text:tab/>6</text:a></text:p>
          <text:p text:style-name="P13"><text:a xlink:type="simple" xlink:href="#__RefHeading__300_1100830785" text:style-name="Index_20_Link" text:visited-style-name="Index_20_Link">Quellenverzeichnis<text:tab/>7</text:a></text:p>
        </text:index-body>
      </text:table-of-content>
      <text:p text:style-name="P1"/>
      <text:h text:style-name="P37"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5">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37"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41"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42"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n LVs, </text:p>
      <text:h text:style-name="P37"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39"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40"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39" text:outline-level="2"><text:bookmark-start text:name="__RefHeading__440_1100830785"/><text:span text:style-name="T4">Abschluss</text:span> <text:bookmark-end text:name="__RefHeading__440_1100830785"/></text:h>
      <text:p text:style-name="P9">Siegerehrung, Verteilung der Urkunden, Siegerfotos,</text:p>
      <text:p text:style-name="P36">Planung</text:p>
      <text:p text:style-name="P20">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0">Zuerst musste ich ein geeignetes Spiel finden, das den pädagogischen Anforderungen gerecht werden konnte und es sollte ein Computerspiel sein, das die Kinder sehr schnell erlernen können, auch wenn sie sich noch nicht so gut mit Computer auskennen.</text:p>
      <text:p text:style-name="P20">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0">Ein weiterer wichtiger Aspekt, den ich berücksichtigen wollte, war die Unterstützung durch Ausgleichssport. Dafür mussten auch geeignete Übungen für die Kinder gefunden werden.</text:p>
      <text:p text:style-name="P21">Als die Rahmenbedingungen abgesteckt waren, ging es daran die Termine auszmachen. Das ging bei uns in der NABE sehr unbürokratisch und wir einigten uns auf vier Dienstage an denen ich mit einer Auswahl an Kindern die Einheiten durchführte.</text:p>
      <text:p text:style-name="P21">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22">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23">Vorbereitung</text:p>
      <text:p text:style-name="P24">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25">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26">Zuätzlich überlegte ich mir wie ich die Tische und Sessel optimal stelle (<text:span text:style-name="T7">siehe Anhang 3</text:span>), damit ich den Überblick behalte und den Kindern helfend zur Seite stehen kann, falls Fragen oder unklarheiten auftreten sollten.</text:p>
      <text:p text:style-name="P26">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26">1. Einheit 23.5.2017</text:p>
      <text:p text:style-name="P26">In der ersten EInheit stand Programm, dass sich die Kinder mit dem Spiel mal ohne Einschränkungen mit „Trackmania Nations“ auseinandersetzen. Dafür bereitete ich die Spiele so vor, dass sich die Kinder nur mehr hinsetzen mussten und gab ihre Namen ein.</text:p>
      <text:p text:style-name="P26">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27">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27">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28">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28">Diese Besprechungsrunde war sehr herausfordernd, da viele Kinder nicht ganz bei der Sache waren und schon weiterspielen wollten. </text:p>
      <text:p text:style-name="P28">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29">Nach Ende der Einheit, lud ich die Betreuerinnen ein, das Spiel auch einmal auszuprobieren. Da konnte man auch gut beobachten, dass auch sie Spaß haben und sie sagten auch, dass sie sich gut vorstellen können, dass das den Kindern Spaß macht.</text:p>
      <text:p text:style-name="P30">2. Einheit 30.5.2017</text:p>
      <text:p text:style-name="P30">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31">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32"><text:span text:style-name="T15">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span></text:p>
      <text:p text:style-name="P32"><text:span text:style-name="T16">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6">bis wir alle in einem großen Kreis standen. Wir schafften sogar eine ganze Runde, ohne dass ein Reifen umfiel.</text:span></text:p>
      <text:p text:style-name="P33">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34">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34">Zu guter letzt machten wir einige Staffelläufe, wo die Kinder Bälle balancieren sollten um so die Geschicklichkeit zu schulen. Das klappte auch sehr ordentlich.</text:p>
      <text:p text:style-name="P34">In dieser Einheit waren die Kinder sehr aufgewühlt und man merkte, dass sie viel Auslauf brauchen. Zum Schluss versuchte ich noch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Einheitenlänge zu kurz war aber ich alle Vorbereiteten Übungen unbedingt mit ihnen machen wollte. Da spielte bestimmt auch meine eigene Unruhe, die ich durch den Zeitdruck hineinbrachte, eine große Rolle.</text:p>
      <text:p text:style-name="P34">Nach der Einheit sollten siche eigentlich alle in einer Zweierreihe zum Hinaufgehen <text:soft-page-break/>aufstellen, aber durch ein Missverständnis rannten einige Kinder ohne warten alleine hinauf. Ich hatte noch die Möglichkeit sie zu ermahnen, dass das nicht in Ordnung war. <text:span text:style-name="T17">S</text:span>ie zeigten Reue und sahen ein, dass das keine gute Idee war, <text:span text:style-name="T17">weil sie sonst auch immer mit ihren Betreuerinnen warten und gemeinsam in den Gruppenraum gehen.</text:span></text:p>
      <text:p text:style-name="P35">3. Einheit 13.6.2017</text:p>
      <text:p text:style-name="P27"/>
      <text:p text:style-name="P27"/>
      <text:p text:style-name="P26"/>
      <text:h text:style-name="P37"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38" text:outline-level="1"><text:bookmark-start text:name="__RefHeading__300_1100830785"/>Quellenverzeichnis<text:bookmark-end text:name="__RefHeading__300_1100830785"/></text:h>
      <text:list xml:id="list378712745581517575" text:style-name="L1">
        <text:list-item>
          <text:p text:style-name="P17">Definition Rennspiel: https://de.wikipedia.org/wiki/Rennspiel (14.10.2017 10:19)</text:p>
        </text:list-item>
        <text:list-item>
          <text:p text:style-name="P18">Definition E-Sports: https://de.wikipedia.org/wiki/E-Sport (14.10.2017 10:30)</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05T15:48:42.269000000</dc:date>
    <meta:editing-duration>P1DT3H23M</meta:editing-duration>
    <meta:editing-cycles>32</meta:editing-cycles>
    <meta:generator>LibreOffice/4.3.6.2$Windows_x86 LibreOffice_project/d50a87b2e514536ed401c18000dad4660b6a169e</meta:generator>
    <meta:document-statistic meta:table-count="0" meta:image-count="0" meta:object-count="0" meta:page-count="12" meta:paragraph-count="108" meta:word-count="2675" meta:character-count="18440" meta:non-whitespace-character-count="15864"/>
  </office:meta>
</office:document-meta>
</file>